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567" officeooo:paragraph-rsid="00020567"/>
    </style:style>
    <style:style style:name="P2" style:family="paragraph" style:parent-style-name="Standard">
      <style:text-properties officeooo:paragraph-rsid="000205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DE TABELAS PROJETO TRASNFER</text:p>
      <text:p text:style-name="Standard"/>
      <text:p text:style-name="Standard">CREATE TABLE CaEmpresa (</text:p>
      <text:p text:style-name="Standard"><text:tab/>ID int NOT NULL PRIMARY KEY,</text:p>
      <text:p text:style-name="Standard"><text:s text:c="4"/>empresa varchar(255),</text:p>
      <text:p text:style-name="Standard"><text:s text:c="4"/>razao_soc varchar(255),</text:p>
      <text:p text:style-name="Standard"><text:s text:c="4"/>insc_estad varchar(255),</text:p>
      <text:p text:style-name="Standard"><text:s text:c="4"/>Insc_munic varchar(255),</text:p>
      <text:p text:style-name="Standard"><text:s text:c="4"/>dt_abertura datetime,</text:p>
      <text:p text:style-name="Standard"><text:s text:c="4"/>ativo varchar(255),</text:p>
      <text:p text:style-name="Standard"><text:s text:c="4"/>tipo varchar(255),</text:p>
      <text:p text:style-name="Standard"><text:s text:c="4"/>email varchar(255),</text:p>
      <text:p text:style-name="Standard"><text:s text:c="4"/>telefone varchar(25),</text:p>
      <text:p text:style-name="Standard"><text:s text:c="4"/>cnpj varchar(255),</text:p>
      <text:p text:style-name="Standard"><text:s text:c="4"/>tp_nf varchar(255)</text:p>
      <text:p text:style-name="Standard">);</text:p>
      <text:p text:style-name="Standard"/>
      <text:p text:style-name="P2">CREATE TABLE CaEmpresa (</text:p>
      <text:p text:style-name="P2"><text:tab/>ID int NOT NULL PRIMARY KEY,</text:p>
      <text:p text:style-name="P2"><text:s text:c="4"/>empresa varchar(255),</text:p>
      <text:p text:style-name="P2"><text:s text:c="4"/>razao_soc varchar(255),</text:p>
      <text:p text:style-name="P2"><text:s text:c="4"/>insc_estad varchar(255),</text:p>
      <text:p text:style-name="P2"><text:s text:c="4"/>Insc_munic varchar(255),</text:p>
      <text:p text:style-name="P2"><text:s text:c="4"/>dt_abertura datetime,</text:p>
      <text:p text:style-name="P2"><text:s text:c="4"/>ativo varchar(255),</text:p>
      <text:p text:style-name="P2"><text:s text:c="4"/>tipo varchar(255),</text:p>
      <text:p text:style-name="P2"><text:s text:c="4"/>email varchar(255),</text:p>
      <text:p text:style-name="P2"><text:s text:c="4"/>telefone varchar(25),</text:p>
      <text:p text:style-name="P2"><text:s text:c="4"/>cnpj varchar(255),</text:p>
      <text:p text:style-name="P2"><text:s text:c="4"/>tp_nf varchar(255)</text:p>
      <text:p text:style-name="P2">);</text:p>
      <text:p text:style-name="P2"/>
      <text:p text:style-name="P2">class CaModulo(models.Model):</text:p>
      <text:p text:style-name="P2"><text:s text:c="4"/>modulo = models.CharField(max_length=128)</text:p>
      <text:p text:style-name="P2"><text:s text:c="4"/>class Meta:</text:p>
      <text:p text:style-name="P2"><text:s text:c="8"/>verbose_name_plural = "camodulo"</text:p>
      <text:p text:style-name="P2"><text:s text:c="4"/>def __str__(self):</text:p>
      <text:p text:style-name="P2"><text:s text:c="8"/>return self.modulo</text:p>
      <text:p text:style-name="P2"/>
      <text:p text:style-name="P2">class CaRotina(models.Model):</text:p>
      <text:p text:style-name="P2"><text:s text:c="4"/>modulo = models.ForeignKey(CaModulo, models.DO_NOTHING)</text:p>
      <text:p text:style-name="P2"><text:s text:c="4"/>rotina = models.CharField(max_length=128)</text:p>
      <text:p text:style-name="P2"><text:s text:c="4"/>dt_cad = models.DateField()</text:p>
      <text:p text:style-name="P2"><text:s text:c="4"/>class Meta:</text:p>
      <text:p text:style-name="P2"><text:s text:c="8"/>verbose_name_plural = "carotina"</text:p>
      <text:p text:style-name="P2"><text:s text:c="4"/>def __str__(self):</text:p>
      <text:p text:style-name="P2"><text:s text:c="8"/>return self.modulo</text:p>
      <text:p text:style-name="P2"><text:s text:c="4"/></text:p>
      <text:p text:style-name="P2">class CaAplicacao(models.Model):</text:p>
      <text:p text:style-name="P2"><text:soft-page-break/><text:s text:c="4"/>modulo = models.ForeignKey(CaModulo, models.DO_NOTHING)</text:p>
      <text:p text:style-name="P2"><text:s text:c="4"/>rotina = models.ForeignKey(CaRotina, models.DO_NOTHING)</text:p>
      <text:p text:style-name="P2"><text:s text:c="4"/>aplicacao = models.CharField(max_length=128)</text:p>
      <text:p text:style-name="P2"><text:s text:c="4"/>view = models.CharField(max_length=128)</text:p>
      <text:p text:style-name="P2"><text:s text:c="4"/>dt_cad = models.DateField()</text:p>
      <text:p text:style-name="P2"><text:s text:c="4"/>class Meta:</text:p>
      <text:p text:style-name="P2"><text:s text:c="8"/>verbose_name_plural = "caaplicacao"</text:p>
      <text:p text:style-name="P2"><text:s text:c="4"/>def __str__(self):</text:p>
      <text:p text:style-name="P2"><text:s text:c="8"/>return self.modulo</text:p>
      <text:p text:style-name="P2"/>
      <text:p text:style-name="P2">class CaFiguras(models.Model):</text:p>
      <text:p text:style-name="P2"><text:s text:c="4"/>tít_periodico = models.CharField(max_length=250)</text:p>
      <text:p text:style-name="P2"><text:s text:c="4"/>tít_artigo = models.CharField(max_length=250)</text:p>
      <text:p text:style-name="P2"><text:s text:c="4"/>volume = models.CharField(max_length=50)</text:p>
      <text:p text:style-name="P2"><text:s text:c="4"/>numero = models.CharField(max_length=50)</text:p>
      <text:p text:style-name="P2"><text:s text:c="4"/>ano_public = models.CharField(max_length=25)</text:p>
      <text:p text:style-name="P2"><text:s text:c="4"/>autores = models.CharField(max_length=150)</text:p>
      <text:p text:style-name="P2"><text:s text:c="4"/>image = models.TextField(max_length=550)</text:p>
      <text:p text:style-name="P2"><text:s text:c="4"/>class Meta:</text:p>
      <text:p text:style-name="P2"><text:s text:c="8"/>verbose_name_plural = "cafiguras"</text:p>
      <text:p text:style-name="P2"><text:s text:c="4"/>def __str__(self):</text:p>
      <text:p text:style-name="P2"><text:s text:c="8"/>return self.tit_periodico</text:p>
      <text:p text:style-name="P2"/>
      <text:p text:style-name="P2">class CaTpservico(models.Model):</text:p>
      <text:p text:style-name="P2"><text:s text:c="4"/>servico = models.CharField(max_length=128)</text:p>
      <text:p text:style-name="P2"><text:s text:c="4"/>class Meta:</text:p>
      <text:p text:style-name="P2"><text:s text:c="8"/>verbose_name_plural = "catpservico"</text:p>
      <text:p text:style-name="P2"><text:s text:c="4"/>def __str__(self):</text:p>
      <text:p text:style-name="P2"><text:s text:c="8"/>return self.servico</text:p>
      <text:p text:style-name="P2"/>
      <text:p text:style-name="P2">class CaUser(models.Model):</text:p>
      <text:p text:style-name="P2"><text:s text:c="4"/>user = models.CharField(max_length=50)</text:p>
      <text:p text:style-name="P2"><text:s text:c="4"/>nome = models.CharField(max_length=50)</text:p>
      <text:p text:style-name="P2"><text:s text:c="4"/>first_name = models.CharField(max_length=50)</text:p>
      <text:p text:style-name="P2"><text:s text:c="4"/>last_name = models.CharField(max_length=50)</text:p>
      <text:p text:style-name="P2"><text:s text:c="4"/>cpf = models.CharField(max_length=50)</text:p>
      <text:p text:style-name="P2"><text:s text:c="4"/>dt_nasc = models.DateTimeField(max_length=250)</text:p>
      <text:p text:style-name="P2"><text:s text:c="4"/>tipo = models.CharField(max_length=2)</text:p>
      <text:p text:style-name="P2"><text:s text:c="4"/>ativo = models.BooleanField()</text:p>
      <text:p text:style-name="P2"><text:s text:c="4"/>email = models.CharField(max_length=25)</text:p>
      <text:p text:style-name="P2"><text:s text:c="4"/>celular = models.CharField(max_length=50)</text:p>
      <text:p text:style-name="P2"><text:s text:c="4"/>senha = models.CharField(max_length=25)</text:p>
      <text:p text:style-name="P2"><text:s text:c="4"/>senha_conf = models.CharField(max_length=25)</text:p>
      <text:p text:style-name="P2"><text:s text:c="4"/>class Meta:</text:p>
      <text:p text:style-name="P2"><text:s text:c="8"/>verbose_name_plural = "causer"</text:p>
      <text:p text:style-name="P2"><text:s text:c="4"/>def __str__(self):</text:p>
      <text:p text:style-name="P2"><text:s text:c="8"/>return self.user</text:p>
      <text:p text:style-name="P2"/>
      <text:p text:style-name="P2">class CaUsuario(models.Model):</text:p>
      <text:p text:style-name="P2"><text:soft-page-break/><text:s text:c="4"/>user = models.CharField(max_length=50)</text:p>
      <text:p text:style-name="P2"><text:s text:c="4"/>nome = models.CharField(max_length=50)</text:p>
      <text:p text:style-name="P2"><text:s text:c="4"/>first_name = models.CharField(max_length=50)</text:p>
      <text:p text:style-name="P2"><text:s text:c="4"/>last_name = models.CharField(max_length=50)</text:p>
      <text:p text:style-name="P2"><text:s text:c="4"/>cpf = models.CharField(max_length=50)</text:p>
      <text:p text:style-name="P2"><text:s text:c="4"/>rg = models.CharField(max_length=25)</text:p>
      <text:p text:style-name="P2"><text:s text:c="4"/>dt_nasc = models.DateTimeField(max_length=250)</text:p>
      <text:p text:style-name="P2"><text:s text:c="4"/>nmae = models.CharField(max_length=25)</text:p>
      <text:p text:style-name="P2"><text:s text:c="4"/>npai = models.CharField(max_length=25)</text:p>
      <text:p text:style-name="P2"><text:s text:c="4"/>email = models.CharField(max_length=25)</text:p>
      <text:p text:style-name="P2"><text:s text:c="4"/>celular = models.CharField(max_length=5)</text:p>
      <text:p text:style-name="P2"><text:s text:c="4"/>endereco = models.CharField(max_length=50)</text:p>
      <text:p text:style-name="P2"><text:s text:c="4"/>endcompl = models.CharField(max_length=50)</text:p>
      <text:p text:style-name="P2"><text:s text:c="4"/>bairro = models.CharField(max_length=50)</text:p>
      <text:p text:style-name="P2"><text:s text:c="4"/>cep = models.CharField(max_length=25)</text:p>
      <text:p text:style-name="P2"><text:s text:c="4"/>cidade = models.CharField(max_length=25)</text:p>
      <text:p text:style-name="P2"><text:s text:c="4"/>uf = models.CharField(max_length=20)</text:p>
      <text:p text:style-name="P2"><text:s text:c="4"/>pais = models.CharField(max_length=3)</text:p>
      <text:p text:style-name="P2"><text:s text:c="4"/>tipo = models.CharField(max_length=2)</text:p>
      <text:p text:style-name="P2"><text:s text:c="4"/>dt_criacao = models.DateTimeField()</text:p>
      <text:p text:style-name="P2"><text:s text:c="4"/>ativo = models.BooleanField()</text:p>
      <text:p text:style-name="P2"><text:s text:c="4"/>senha = models.CharField(max_length=25)</text:p>
      <text:p text:style-name="P2"><text:s text:c="4"/>senha_conf = models.CharField(max_length=25)</text:p>
      <text:p text:style-name="P2"><text:s text:c="4"/>class Meta:</text:p>
      <text:p text:style-name="P2"><text:s text:c="8"/>verbose_name_plural = "causuario"</text:p>
      <text:p text:style-name="P2"><text:s text:c="4"/>def __str__(self):</text:p>
      <text:p text:style-name="P2"><text:s text:c="8"/>return self.user</text:p>
      <text:p text:style-name="P2"/>
      <text:p text:style-name="P2">class CaUsucli(models.Model):</text:p>
      <text:p text:style-name="P2"><text:s text:c="4"/>user = models.ForeignKey(CaUser, models.DO_NOTHING)</text:p>
      <text:p text:style-name="P2"><text:s text:c="4"/>foto = models.ImageField(max_length=128)</text:p>
      <text:p text:style-name="P2"><text:s text:c="4"/>img_docto = models.ImageField(max_length=128)</text:p>
      <text:p text:style-name="P2"><text:s text:c="4"/>antec_crim = models.BooleanField()</text:p>
      <text:p text:style-name="P2"><text:s text:c="4"/>img_comp_resid = models.ImageField(max_length=128)</text:p>
      <text:p text:style-name="P2"><text:s text:c="4"/>class Meta:</text:p>
      <text:p text:style-name="P2"><text:s text:c="8"/>verbose_name_plural = "causucli"</text:p>
      <text:p text:style-name="P2"><text:s text:c="4"/>def __str__(self):</text:p>
      <text:p text:style-name="P2"><text:s text:c="8"/>return self.user</text:p>
      <text:p text:style-name="P2"/>
      <text:p text:style-name="P2">class CaUsumot(models.Model):</text:p>
      <text:p text:style-name="P2"><text:s text:c="4"/>user = models.ForeignKey(CaUser, models.DO_NOTHING)</text:p>
      <text:p text:style-name="P2"><text:s text:c="4"/>foto = models.ImageField(max_length=128)</text:p>
      <text:p text:style-name="P2"><text:s text:c="4"/>img_docto = models.ImageField(max_length=128)</text:p>
      <text:p text:style-name="P2"><text:s text:c="4"/>antec_crim = models.BooleanField()</text:p>
      <text:p text:style-name="P2"><text:s text:c="4"/>img_hab_frente = models.ImageField(max_length=128)</text:p>
      <text:p text:style-name="P2"><text:s text:c="4"/>img_hab_verso = models.ImageField(max_length=128)</text:p>
      <text:p text:style-name="P2"><text:s text:c="4"/>dt_venc_hab = models.DateTimeField()</text:p>
      <text:p text:style-name="P2"><text:s text:c="4"/>img_comp_resid = models.ImageField(max_length=128)</text:p>
      <text:p text:style-name="P2"><text:s text:c="4"/>img_crlv = models.ImageField(max_length=128)</text:p>
      <text:p text:style-name="P2"><text:soft-page-break/><text:s text:c="4"/>img_carro = models.ImageField(max_length=128)</text:p>
      <text:p text:style-name="P2"><text:s text:c="4"/>placa = models.ImageField(max_length=128)</text:p>
      <text:p text:style-name="P2"><text:s text:c="4"/>Marca = models.ImageField(max_length=128)</text:p>
      <text:p text:style-name="P2"><text:s text:c="4"/>class Meta:</text:p>
      <text:p text:style-name="P2"><text:s text:c="8"/>verbose_name_plural = "causumot"</text:p>
      <text:p text:style-name="P2"><text:s text:c="4"/>def __str__(self):</text:p>
      <text:p text:style-name="P2"><text:s text:c="8"/>return self.user</text:p>
      <text:p text:style-name="P2"/>
      <text:p text:style-name="P2">class CaGroupo(models.Model):</text:p>
      <text:p text:style-name="P2"><text:s text:c="4"/>name = models.CharField(max_length=128)</text:p>
      <text:p text:style-name="P2"><text:s text:c="4"/>class Meta:</text:p>
      <text:p text:style-name="P2"><text:s text:c="8"/>verbose_name_plural = "cagroupo"</text:p>
      <text:p text:style-name="P2"><text:s text:c="4"/>def __str__(self):</text:p>
      <text:p text:style-name="P2"><text:s text:c="8"/>return self.name</text:p>
      <text:p text:style-name="P2"/>
      <text:p text:style-name="P2">class CaMembroGrupo(models.Model):</text:p>
      <text:p text:style-name="P2"><text:s text:c="4"/>dt_cad = models.DateField()</text:p>
      <text:p text:style-name="P2"><text:s text:c="4"/>invite_reason = models.CharField(max_length=64)</text:p>
      <text:p text:style-name="P2"><text:s text:c="4"/>group = models.ForeignKey(CaGroupo, models.DO_NOTHING)</text:p>
      <text:p text:style-name="P2"><text:s text:c="4"/>user = models.ForeignKey('CaUser', models.DO_NOTHING)</text:p>
      <text:p text:style-name="P2"><text:s text:c="4"/>class Meta:</text:p>
      <text:p text:style-name="P2"><text:s text:c="8"/>verbose_name_plural = "camembrogrupo"</text:p>
      <text:p text:style-name="P2"><text:s text:c="4"/>def __str__(self):</text:p>
      <text:p text:style-name="P2"><text:s text:c="8"/>return self.dt_cad</text:p>
      <text:p text:style-name="P2"/>
      <text:p text:style-name="P2">class Capedcar(models.Model):</text:p>
      <text:p text:style-name="P2"><text:s text:c="4"/>origem = models.CharField(max_length=250)</text:p>
      <text:p text:style-name="P2"><text:s text:c="4"/>user_cli = models.ForeignKey(CaUsuario, models.DO_NOTHING)</text:p>
      <text:p text:style-name="P2"><text:s text:c="4"/>user_mot = models.ForeignKey(CaUser, models.DO_NOTHING)</text:p>
      <text:p text:style-name="P2"><text:s text:c="4"/>lat_orig = models.IntegerField()</text:p>
      <text:p text:style-name="P2"><text:s text:c="4"/>log_orig = models.IntegerField()</text:p>
      <text:p text:style-name="P2"><text:s text:c="4"/>destino = models.CharField(max_length=250)</text:p>
      <text:p text:style-name="P2"><text:s text:c="4"/>lat_dest = models.IntegerField()</text:p>
      <text:p text:style-name="P2"><text:s text:c="4"/>log_dest = models.IntegerField()</text:p>
      <text:p text:style-name="P2"><text:s text:c="4"/>dt_pedcar = models.DateTimeField()</text:p>
      <text:p text:style-name="P2"><text:s text:c="4"/>qtd_pedcar = models.IntegerField()</text:p>
      <text:p text:style-name="P2"><text:s text:c="4"/>vl_calc = models.IntegerField()</text:p>
      <text:p text:style-name="P2"><text:s text:c="4"/>vl_neg = models.IntegerField()</text:p>
      <text:p text:style-name="P2"><text:s text:c="4"/>status = models.CharField(max_length=2)</text:p>
      <text:p text:style-name="P2"><text:s text:c="4"/>obs = models.CharField(max_length=250)</text:p>
      <text:p text:style-name="P2"><text:s text:c="4"/>class Meta:</text:p>
      <text:p text:style-name="P2"><text:s text:c="8"/>verbose_name_plural = "capedcar"</text:p>
      <text:p text:style-name="P2"><text:s text:c="4"/>def __str__(self):</text:p>
      <text:p text:style-name="P2"><text:s text:c="8"/>return self.orige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02-28T21:19:49.645000000</dc:date>
    <meta:editing-duration>PT3M46S</meta:editing-duration>
    <meta:editing-cycles>1</meta:editing-cycles>
    <meta:document-statistic meta:table-count="0" meta:image-count="0" meta:object-count="0" meta:page-count="4" meta:paragraph-count="178" meta:word-count="476" meta:character-count="6232" meta:non-whitespace-character-count="5199"/>
  </office:meta>
</office:document-meta>
</file>